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e3e" officeooo:paragraph-rsid="0019ae3e"/>
    </style:style>
    <style:style style:name="P2" style:family="paragraph" style:parent-style-name="Standard" style:list-style-name="L1">
      <style:text-properties fo:font-size="20pt" officeooo:rsid="0019ae3e" officeooo:paragraph-rsid="0019ae3e" style:font-size-asian="17.5pt" style:font-size-complex="20pt"/>
    </style:style>
    <style:style style:name="P3" style:family="paragraph" style:parent-style-name="Standard" style:list-style-name="L1">
      <style:text-properties fo:font-size="20pt" officeooo:rsid="001a8131" officeooo:paragraph-rsid="001a8131" style:font-size-asian="17.5pt" style:font-size-complex="20pt"/>
    </style:style>
    <style:style style:name="P4" style:family="paragraph" style:parent-style-name="Standard">
      <style:text-properties officeooo:rsid="001ff0e2" officeooo:paragraph-rsid="001ff0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ff0e2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officeooo:rsid="001c7882"/>
    </style:style>
    <style:style style:name="T8" style:family="text">
      <style:text-properties officeooo:rsid="001e2f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4"><text:span text:style-name="T4">Student Document</text:span></text:p>
      <text:p text:style-name="P1"><text:span text:style-name="T4">{ <text:s/></text:span></text:p>
      <text:p text:style-name="P1"><text:span text:style-name="T4"><text:s text:c="3"/>"id":"1</text:span><text:span text:style-name="T5">1</text:span><text:span text:style-name="T4">",</text:span></text:p>
      <text:p text:style-name="P1"><text:span text:style-name="T4"><text:s text:c="3"/>"fullName":"Mark Taylor",</text:span></text:p>
      <text:p text:style-name="P1"><text:span text:style-name="T4"><text:s text:c="3"/>"studentDetails":{ <text:s/></text:span></text:p>
      <text:p text:style-name="P1"><text:span text:style-name="T4"><text:s text:c="6"/>"age":20,</text:span></text:p>
      <text:p text:style-name="P1"><text:span text:style-name="T4"><text:s text:c="6"/>"address":"Melbourne",</text:span></text:p>
      <text:p text:style-name="P1"><text:span text:style-name="T4"><text:s text:c="6"/>"phoneNum":"0111-545545",</text:span></text:p>
      <text:p text:style-name="P1"><text:span text:style-name="T4"><text:s text:c="6"/>"gender":"M"</text:span></text:p>
      <text:p text:style-name="P1"><text:span text:style-name="T4"><text:s text:c="3"/>},</text:span></text:p>
      <text:p text:style-name="P1"><text:span text:style-name="T4"><text:s text:c="3"/>"courses":[ <text:s/></text:span></text:p>
      <text:p text:style-name="P1"><text:span text:style-name="T4"><text:s text:c="6"/>{ <text:s/></text:span></text:p>
      <text:p text:style-name="P1"><text:span text:style-name="T4"><text:s text:c="9"/>"courseName":"Math",</text:span></text:p>
      <text:p text:style-name="P1"><text:span text:style-name="T4"><text:s text:c="9"/>"courseDescrption":"Maths"</text:span></text:p>
      <text:p text:style-name="P1"><text:span text:style-name="T4"><text:s text:c="6"/>},</text:span></text:p>
      <text:p text:style-name="P1"><text:span text:style-name="T4"><text:s text:c="6"/>{ <text:s/></text:span></text:p>
      <text:p text:style-name="P1"><text:span text:style-name="T4"><text:s text:c="9"/>"courseName":"English",</text:span></text:p>
      <text:p text:style-name="P1"><text:span text:style-name="T4"><text:s text:c="9"/>"courseDescrption":"English"</text:span></text:p>
      <text:p text:style-name="P1"><text:span text:style-name="T4"><text:s text:c="6"/>}</text:span></text:p>
      <text:p text:style-name="P1"><text:span text:style-name="T4"><text:s text:c="3"/>],</text:span></text:p>
      <text:p text:style-name="P1"><text:span text:style-name="T4"><text:s text:c="3"/>"paymentInfo":{ <text:s/></text:span></text:p>
      <text:p text:style-name="P1"><text:span text:style-name="T4"><text:s text:c="6"/>"MASTER":"3333",</text:span></text:p>
      <text:p text:style-name="P1"><text:span text:style-name="T4"><text:s text:c="6"/>"AMEX":"2222",</text:span></text:p>
      <text:p text:style-name="P1"><text:span text:style-name="T4"><text:s text:c="6"/>"VISA":"1111"</text:span></text:p>
      <text:p text:style-name="P1"><text:span text:style-name="T4"><text:s text:c="3"/>}</text:span></text:p>
      <text:p text:style-name="P1"><text:span text:style-name="T4">}</text:span></text:p>
      <text:p text:style-name="P4"><text:soft-page-break/><text:span text:style-name="T4">Order document</text:span></text:p>
      <text:p text:style-name="P1"><text:span text:style-name="T4"/></text:p>
      <text:p text:style-name="P1"><text:span text:style-name="T4"/></text:p>
      <text:p text:style-name="P1"><text:span text:style-name="T4">{"id":"1","description":"lunch"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3:34:00.630447838</meta:creation-date>
    <meta:generator>LibreOffice/6.0.3.2$Linux_X86_64 LibreOffice_project/00m0$Build-2</meta:generator>
    <dc:date>2019-11-07T22:39:22.043159550</dc:date>
    <meta:editing-duration>PT22H55M14S</meta:editing-duration>
    <meta:editing-cycles>4</meta:editing-cycles>
    <meta:document-statistic meta:table-count="0" meta:image-count="0" meta:object-count="0" meta:page-count="2" meta:paragraph-count="29" meta:word-count="31" meta:character-count="501" meta:non-whitespace-character-count="358"/>
  </office:meta>
</office:document-meta>
</file>